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iodo_2014</text:p>
          </table:table-cell>
          <table:table-cell office:value-type="string" calcext:value-type="string">
            <text:p>Periodo_2016</text:p>
          </table:table-cell>
        </table:table-row>
        <table:table-row table:style-name="ro1">
          <table:table-cell office:value-type="float" office:value="442.9" calcext:value-type="float">
            <text:p>442.9</text:p>
          </table:table-cell>
          <table:table-cell office:value-type="float" office:value="369.7" calcext:value-type="float">
            <text:p>369.7</text:p>
          </table:table-cell>
        </table:table-row>
        <table:table-row table:style-name="ro1">
          <table:table-cell office:value-type="float" office:value="984.9" calcext:value-type="float">
            <text:p>984.9</text:p>
          </table:table-cell>
          <table:table-cell office:value-type="float" office:value="789.1" calcext:value-type="float">
            <text:p>789.1</text:p>
          </table:table-cell>
        </table:table-row>
        <table:table-row table:style-name="ro1">
          <table:table-cell office:value-type="float" office:value="226.2" calcext:value-type="float">
            <text:p>226.2</text:p>
          </table:table-cell>
          <table:table-cell office:value-type="float" office:value="175.6" calcext:value-type="float">
            <text:p>175.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885.8" calcext:value-type="float">
            <text:p>885.8</text:p>
          </table:table-cell>
          <table:table-cell office:value-type="float" office:value="745.9" calcext:value-type="float">
            <text:p>745.9</text:p>
          </table:table-cell>
        </table:table-row>
        <table:table-row table:style-name="ro1">
          <table:table-cell office:value-type="float" office:value="244.9" calcext:value-type="float">
            <text:p>244.9</text:p>
          </table:table-cell>
          <table:table-cell office:value-type="float" office:value="248.7" calcext:value-type="float">
            <text:p>248.7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4114" calcext:value-type="float">
            <text:p>4114</text:p>
          </table:table-cell>
        </table:table-row>
        <table:table-row table:style-name="ro1">
          <table:table-cell office:value-type="float" office:value="1265.5" calcext:value-type="float">
            <text:p>1265.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2502.5" calcext:value-type="float">
            <text:p>2502.5</text:p>
          </table:table-cell>
          <table:table-cell office:value-type="float" office:value="2434.4" calcext:value-type="float">
            <text:p>2434.4</text:p>
          </table:table-cell>
        </table:table-row>
        <table:table-row table:style-name="ro1">
          <table:table-cell office:value-type="float" office:value="761.2" calcext:value-type="float">
            <text:p>761.2</text:p>
          </table:table-cell>
          <table:table-cell office:value-type="float" office:value="643.3" calcext:value-type="float">
            <text:p>643.3</text:p>
          </table:table-cell>
        </table:table-row>
        <table:table-row table:style-name="ro1">
          <table:table-cell office:value-type="float" office:value="2683.3" calcext:value-type="float">
            <text:p>2683.3</text:p>
          </table:table-cell>
          <table:table-cell office:value-type="float" office:value="2489.7" calcext:value-type="float">
            <text:p>2489.7</text:p>
          </table:table-cell>
        </table:table-row>
        <table:table-row table:style-name="ro1">
          <table:table-cell office:value-type="float" office:value="2315.4" calcext:value-type="float">
            <text:p>2315.4</text:p>
          </table:table-cell>
          <table:table-cell office:value-type="float" office:value="2314.7" calcext:value-type="float">
            <text:p>2314.7</text:p>
          </table:table-cell>
        </table:table-row>
        <table:table-row table:style-name="ro1">
          <table:table-cell office:value-type="float" office:value="1547.8" calcext:value-type="float">
            <text:p>1547.8</text:p>
          </table:table-cell>
          <table:table-cell office:value-type="float" office:value="1478.8" calcext:value-type="float">
            <text:p>1478.8</text:p>
          </table:table-cell>
        </table:table-row>
        <table:table-row table:style-name="ro1">
          <table:table-cell office:value-type="float" office:value="2780.2" calcext:value-type="float">
            <text:p>2780.2</text:p>
          </table:table-cell>
          <table:table-cell office:value-type="float" office:value="2560.6" calcext:value-type="float">
            <text:p>2560.6</text:p>
          </table:table-cell>
        </table:table-row>
        <table:table-row table:style-name="ro1">
          <table:table-cell office:value-type="float" office:value="8269.9" calcext:value-type="float">
            <text:p>8269.9</text:p>
          </table:table-cell>
          <table:table-cell office:value-type="float" office:value="8230.2" calcext:value-type="float">
            <text:p>8230.2</text:p>
          </table:table-cell>
        </table:table-row>
        <table:table-row table:style-name="ro1">
          <table:table-cell office:value-type="float" office:value="2708.6" calcext:value-type="float">
            <text:p>2708.6</text:p>
          </table:table-cell>
          <table:table-cell office:value-type="float" office:value="2565.9" calcext:value-type="float">
            <text:p>2565.9</text:p>
          </table:table-cell>
        </table:table-row>
        <table:table-row table:style-name="ro1">
          <table:table-cell office:value-type="float" office:value="993.7" calcext:value-type="float">
            <text:p>993.7</text:p>
          </table:table-cell>
          <table:table-cell office:value-type="float" office:value="965.9" calcext:value-type="float">
            <text:p>965.9</text:p>
          </table:table-cell>
        </table:table-row>
        <table:table-row table:style-name="ro1">
          <table:table-cell office:value-type="float" office:value="488.8" calcext:value-type="float">
            <text:p>488.8</text:p>
          </table:table-cell>
          <table:table-cell office:value-type="float" office:value="470.1" calcext:value-type="float">
            <text:p>470.1</text:p>
          </table:table-cell>
        </table:table-row>
        <table:table-row table:style-name="ro1">
          <table:table-cell office:value-type="float" office:value="1022.7" calcext:value-type="float">
            <text:p>1022.7</text:p>
          </table:table-cell>
          <table:table-cell office:value-type="float" office:value="737.8" calcext:value-type="float">
            <text:p>737.8</text:p>
          </table:table-cell>
        </table:table-row>
        <table:table-row table:style-name="ro1">
          <table:table-cell office:value-type="float" office:value="2662.7" calcext:value-type="float">
            <text:p>2662.7</text:p>
          </table:table-cell>
          <table:table-cell office:value-type="float" office:value="2847.3" calcext:value-type="float">
            <text:p>2847.3</text:p>
          </table:table-cell>
        </table:table-row>
        <table:table-row table:style-name="ro1">
          <table:table-cell office:value-type="float" office:value="3958.8" calcext:value-type="float">
            <text:p>3958.8</text:p>
          </table:table-cell>
          <table:table-cell office:value-type="float" office:value="3728.2" calcext:value-type="float">
            <text:p>3728.2</text:p>
          </table:table-cell>
        </table:table-row>
        <table:table-row table:style-name="ro1">
          <table:table-cell office:value-type="float" office:value="675.7" calcext:value-type="float">
            <text:p>675.7</text:p>
          </table:table-cell>
          <table:table-cell office:value-type="float" office:value="635.7" calcext:value-type="float">
            <text:p>635.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338.1" calcext:value-type="float">
            <text:p>1338.1</text:p>
          </table:table-cell>
          <table:table-cell office:value-type="float" office:value="1267.7" calcext:value-type="float">
            <text:p>1267.7</text:p>
          </table:table-cell>
        </table:table-row>
        <table:table-row table:style-name="ro1">
          <table:table-cell office:value-type="float" office:value="1167.1" calcext:value-type="float">
            <text:p>1167.1</text:p>
          </table:table-cell>
          <table:table-cell office:value-type="float" office:value="929.7" calcext:value-type="float">
            <text:p>929.7</text:p>
          </table:table-cell>
        </table:table-row>
        <table:table-row table:style-name="ro1">
          <table:table-cell office:value-type="float" office:value="852.1" calcext:value-type="float">
            <text:p>852.1</text:p>
          </table:table-cell>
          <table:table-cell office:value-type="float" office:value="831.4" calcext:value-type="float">
            <text:p>831.4</text:p>
          </table:table-cell>
        </table:table-row>
        <table:table-row table:style-name="ro1">
          <table:table-cell office:value-type="float" office:value="1169.8" calcext:value-type="float">
            <text:p>1169.8</text:p>
          </table:table-cell>
          <table:table-cell office:value-type="float" office:value="1228.1" calcext:value-type="float">
            <text:p>1228.1</text:p>
          </table:table-cell>
        </table:table-row>
        <table:table-row table:style-name="ro1">
          <table:table-cell office:value-type="float" office:value="1330.7" calcext:value-type="float">
            <text:p>1330.7</text:p>
          </table:table-cell>
          <table:table-cell office:value-type="float" office:value="1156.2" calcext:value-type="float">
            <text:p>1156.2</text:p>
          </table:table-cell>
        </table:table-row>
        <table:table-row table:style-name="ro1">
          <table:table-cell office:value-type="float" office:value="745.1" calcext:value-type="float">
            <text:p>745.1</text:p>
          </table:table-cell>
          <table:table-cell office:value-type="float" office:value="701.8" calcext:value-type="float">
            <text:p>701.8</text:p>
          </table:table-cell>
        </table:table-row>
        <table:table-row table:style-name="ro1">
          <table:table-cell office:value-type="float" office:value="4634.2" calcext:value-type="float">
            <text:p>4634.2</text:p>
          </table:table-cell>
          <table:table-cell office:value-type="float" office:value="5049.5" calcext:value-type="float">
            <text:p>5049.5</text:p>
          </table:table-cell>
        </table:table-row>
        <table:table-row table:style-name="ro1">
          <table:table-cell office:value-type="float" office:value="957.9" calcext:value-type="float">
            <text:p>957.9</text:p>
          </table:table-cell>
          <table:table-cell office:value-type="float" office:value="901.9" calcext:value-type="float">
            <text:p>901.9</text:p>
          </table:table-cell>
        </table:table-row>
        <table:table-row table:style-name="ro1">
          <table:table-cell office:value-type="float" office:value="819.8" calcext:value-type="float">
            <text:p>819.8</text:p>
          </table:table-cell>
          <table:table-cell office:value-type="float" office:value="780.3" calcext:value-type="float">
            <text:p>78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1" loext:min-decimal-places="1" number:min-integer-digits="1" number:grouping="true"/>
    </number:number-style>
    <number:currency-style style:name="N114P0" style:volatile="true">
      <number:text> </number:text>
      <number:currency-symbol number:language="es" number:country="MX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4P1" style:volatile="true">
      <number:text>-</number:text>
      <number:currency-symbol number:language="es" number:country="MX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4">
      <number:text> </number:text>
      <number:currency-symbol number:language="es" number:country="MX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14P0"/>
      <style:map style:condition="value()&lt;0" style:apply-style-name="N114P1"/>
    </number:currency-style>
    <number:percentage-style style:name="N115">
      <number:number number:decimal-places="1" loext:min-decimal-places="1" number:min-integer-digits="1"/>
      <number:text>%</number:text>
    </number:percentage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7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Propuesta_5f_AnexoV4" style:display-name="Normal_Propuesta_AnexoV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4T01:10:20.284105233</meta:creation-date>
    <dc:date>2020-03-04T01:19:10.066409181</dc:date>
    <meta:editing-duration>PT8M52S</meta:editing-duration>
    <meta:editing-cycles>1</meta:editing-cycles>
    <meta:document-statistic meta:table-count="1" meta:cell-count="66" meta:object-count="0"/>
    <meta:generator>LibreOffice/6.4.0.3$Linux_X86_64 LibreOffice_project/b0a288ab3d2d4774cb44b62f04d5d28733ac6df8</meta:generator>
  </office:meta>
</office:document-meta>
</file>